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D00000286D63FD94CAF467B16.png" manifest:media-type="image/png"/>
  <manifest:file-entry manifest:full-path="Pictures/10000000000002D00000021CD6673FC496DCB094.png" manifest:media-type="image/png"/>
  <manifest:file-entry manifest:full-path="Pictures/10000000000002A000000222BC1822BDC1165748.png" manifest:media-type="image/png"/>
  <manifest:file-entry manifest:full-path="Pictures/100000000000031A0000026CCDA9AB8387E49D76.png" manifest:media-type="image/png"/>
  <manifest:file-entry manifest:full-path="Pictures/10000000000002CF000000F4CAA588045C2F1B90.png" manifest:media-type="image/png"/>
  <manifest:file-entry manifest:full-path="Pictures/100000000000027200000216B894A81EB5E80A5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af4" officeooo:paragraph-rsid="0004aaf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2.35in" draw:z-index="0"><draw:image xlink:href="Pictures/10000000000002CF000000F4CAA588045C2F1B90.png" xlink:type="simple" xlink:show="embed" xlink:actuate="onLoad"/></draw:frame></text:p>
      <text:p text:style-name="P1"/>
      <text:p text:style-name="P1"><draw:frame draw:style-name="fr2" draw:name="Image2" text:anchor-type="paragraph" svg:width="6.5209in" svg:height="5.5626in" draw:z-index="1"><draw:image xlink:href="Pictures/100000000000027200000216B894A81EB5E80A53.png" xlink:type="simple" xlink:show="embed" xlink:actuate="onLoad"/></draw:frame></text:p>
      <text:p text:style-name="P1"/>
      <text:p text:style-name="P1"><draw:frame draw:style-name="fr3" draw:name="Image3" text:anchor-type="paragraph" svg:width="6.9252in" svg:height="5.6264in" draw:z-index="2"><draw:image xlink:href="Pictures/10000000000002A000000222BC1822BDC1165748.png" xlink:type="simple" xlink:show="embed" xlink:actuate="onLoad"/></draw:frame><text:soft-page-break/></text:p>
      <text:p text:style-name="P1"/>
      <text:p text:style-name="P1"><draw:frame draw:style-name="fr3" draw:name="Image4" text:anchor-type="paragraph" svg:width="6.9252in" svg:height="5.1937in" draw:z-index="3"><draw:image xlink:href="Pictures/10000000000002D00000021CD6673FC496DCB094.png" xlink:type="simple" xlink:show="embed" xlink:actuate="onLoad"/></draw:frame><text:soft-page-break/></text:p>
      <text:p text:style-name="P1"/>
      <text:p text:style-name="P1"><draw:frame draw:style-name="fr3" draw:name="Image5" text:anchor-type="paragraph" svg:width="6.9252in" svg:height="5.4071in" draw:z-index="4"><draw:image xlink:href="Pictures/100000000000031A0000026CCDA9AB8387E49D7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4" draw:name="Image6" text:anchor-type="paragraph" svg:x="0.9055in" svg:y="2.3165in" svg:width="4.302in" svg:height="6.7291in" draw:z-index="5"><draw:image xlink:href="Pictures/100000000000019D00000286D63FD94CAF467B1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22:51:47.062694636</meta:creation-date>
    <dc:date>2019-01-28T23:00:54.560505057</dc:date>
    <meta:editing-duration>PT9M6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6" meta:paragraph-count="2" meta:word-count="0" meta:character-count="4" meta:non-whitespace-character-count="0"/>
  </office:meta>
</office:document-meta>
</file>